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)" office:value-type="float" office:value="128100">
            <text:p>128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19200">
            <text:p>1192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8900">
            <text:p>89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8900">
            <text:p>8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table:number-columns-repeated="3"/>
          <table:table-cell table:style-name="ce2" table:formula="of:=SUM([.B92:.F92])" office:value-type="float" office:value="5900">
            <text:p>5900</text:p>
          </table:table-cell>
          <table:table-cell table:formula="of:=SUM([.B111:.F111])" office:value-type="float" office:value="310.526315789474">
            <text:p>310.526315789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310.526315789474">
            <text:p>310.526315789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310.526315789474">
            <text:p>310.526315789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310.526315789474">
            <text:p>310.526315789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310.526315789474">
            <text:p>310.526315789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310.526315789474">
            <text:p>310.526315789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310.526315789474">
            <text:p>310.526315789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111:.F111])" office:value-type="float" office:value="310.526315789474">
            <text:p>310.526315789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-Armenuhi</text:p>
          </table:table-cell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+Mariam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D111];[.F111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table:number-columns-repeated="2"/>
          <table:table-cell table:formula="of:=SUM([.C111:.F111])" office:value-type="float" office:value="310.526315789474">
            <text:p>310.526315789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310.526315789474">
            <text:p>310.526315789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310.526315789474">
            <text:p>310.526315789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310.526315789474">
            <text:p>310.526315789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92]/14" office:value-type="float" office:value="0">
            <text:p>0</text:p>
          </table:table-cell>
          <table:table-cell table:formula="of:=[.C92]/19" office:value-type="float" office:value="310.526315789474">
            <text:p>310.5263157895</text:p>
          </table:table-cell>
          <table:table-cell table:formula="of:=[.D92]/21" office:value-type="float" office:value="0">
            <text:p>0</text:p>
          </table:table-cell>
          <table:table-cell table:formula="of:=[.E92]/16" office:value-type="float" office:value="0">
            <text:p>0</text:p>
          </table:table-cell>
          <table:table-cell table:formula="of:=[.F92]/22" office:value-type="float" office:value="0">
            <text:p>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310.526315789474">
            <text:p>310.526315789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310.526315789474">
            <text:p>310.526315789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310.526315789474">
            <text:p>310.526315789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)" office:value-type="float" office:value="310.526315789474">
            <text:p>310.5263157895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310.526315789474">
            <text:p>310.526315789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310.526315789474">
            <text:p>310.526315789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111])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92:.H119])" office:value-type="float" office:value="5900">
            <text:p>59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3/29/2016</text:date>, <text:time>11:0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29T11:03:53</dc:date>
    <meta:editing-duration>P5DT19H15M27S</meta:editing-duration>
    <meta:editing-cycles>2112</meta:editing-cycles>
    <meta:generator>OpenOffice/4.1.1$Unix OpenOffice.org_project/411m6$Build-9775</meta:generator>
    <dc:creator>Hasmik Dabaghyan</dc:creator>
    <meta:document-statistic meta:table-count="12" meta:cell-count="5140" meta:object-count="0"/>
  </office:meta>
</office:document-meta>
</file>